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Lou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Bravery</text:p>
          </table:table-cell>
          <table:table-cell table:style-name="ce1" office:value-type="string">
            <text:p>Protection</text:p>
          </table:table-cell>
          <table:table-cell table:style-name="ce1" office:value-type="string">
            <text:p>Skirmish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ATK</text:p>
          </table:table-cell>
          <table:table-cell office:value-type="string">
            <text:p>HP</text:p>
          </table:table-cell>
          <table:table-cell office:value-type="string">
            <text:p>ATK</text:p>
          </table:table-cell>
          <table:table-cell/>
          <table:table-cell office:value-type="string">
            <text:p>Default ultimate</text:p>
          </table:table-cell>
          <table:table-cell table:style-name="ce2" office:value-type="string">
            <text:p>Laceration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DEF</text:p>
          </table:table-cell>
          <table:table-cell office:value-type="string">
            <text:p>Taunt</text:p>
          </table:table-cell>
          <table:table-cell office:value-type="string">
            <text:p>AGI</text:p>
          </table:table-cell>
          <table:table-cell table:number-columns-repeated="3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urage</text:p>
          </table:table-cell>
          <table:table-cell office:value-type="string">
            <text:p>DEF MDF</text:p>
          </table:table-cell>
          <table:table-cell office:value-type="string">
            <text:p>Twin Strike</text:p>
          </table:table-cell>
          <table:table-cell table:number-columns-repeated="3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HP</text:p>
          </table:table-cell>
          <table:table-cell office:value-type="string">
            <text:p>Passive : Defense I</text:p>
          </table:table-cell>
          <table:table-cell office:value-type="string">
            <text:p>Jump</text:p>
          </table:table-cell>
          <table:table-cell table:number-columns-repeated="3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TP Mode : Perseverance</text:p>
          </table:table-cell>
          <table:table-cell office:value-type="string">
            <text:p>Passive : Magic Defense I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Passive : Regen I</text:p>
          </table:table-cell>
          <table:table-cell office:value-type="string">
            <text:p>HP</text:p>
          </table:table-cell>
          <table:table-cell office:value-type="string">
            <text:p>CRIT</text:p>
          </table:table-cell>
          <table:table-cell table:number-columns-repeated="3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ATK</text:p>
          </table:table-cell>
          <table:table-cell office:value-type="string">
            <text:p>Block</text:p>
          </table:table-cell>
          <table:table-cell office:value-type="string">
            <text:p>Wound</text:p>
          </table:table-cell>
          <table:table-cell table:number-columns-repeated="3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Heroic Charge</text:p>
          </table:table-cell>
          <table:table-cell office:value-type="string">
            <text:p>HP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MDF HP</text:p>
          </table:table-cell>
          <table:table-cell office:value-type="string">
            <text:p>Shield Slam</text:p>
          </table:table-cell>
          <table:table-cell office:value-type="string">
            <text:p>Passive : Agility I</text:p>
          </table:table-cell>
          <table:table-cell table:number-columns-repeated="3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Wrath</text:p>
          </table:table-cell>
          <table:table-cell office:value-type="string">
            <text:p>TP Mode : Altruism</text:p>
          </table:table-cell>
          <table:table-cell office:value-type="string">
            <text:p>TP Mode : Combat</text:p>
          </table:table-cell>
          <table:table-cell table:number-columns-repeated="3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TP Mode : Glory</text:p>
          </table:table-cell>
          <table:table-cell office:value-type="string">
            <text:p>MDF</text:p>
          </table:table-cell>
          <table:table-cell office:value-type="string">
            <text:p>HP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DEF HP</text:p>
          </table:table-cell>
          <table:table-cell office:value-type="string">
            <text:p>MDF</text:p>
          </table:table-cell>
          <table:table-cell office:value-type="string">
            <text:p>ATK AGI</text:p>
          </table:table-cell>
          <table:table-cell table:number-columns-repeated="3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Passive : Strength I</text:p>
          </table:table-cell>
          <table:table-cell office:value-type="string">
            <text:p>Vigor</text:p>
          </table:table-cell>
          <table:table-cell office:value-type="string">
            <text:p>Sharpen</text:p>
          </table:table-cell>
          <table:table-cell table:number-columns-repeated="3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Brave Heart</text:p>
          </table:table-cell>
          <table:table-cell office:value-type="string">
            <text:p>HP</text:p>
          </table:table-cell>
          <table:table-cell office:value-type="string">
            <text:p>Passive : Critical Strike I</text:p>
          </table:table-cell>
          <table:table-cell table:number-columns-repeated="3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HP MP</text:p>
          </table:table-cell>
          <table:table-cell office:value-type="string">
            <text:p>HP</text:p>
          </table:table-cell>
          <table:table-cell office:value-type="string">
            <text:p>Vampiric Blade</text:p>
          </table:table-cell>
          <table:table-cell table:number-columns-repeated="3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Passive : Vitality I</text:p>
          </table:table-cell>
          <table:table-cell office:value-type="string">
            <text:p>Passive : Vitality II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string">
            <text:p>ATK</text:p>
          </table:table-cell>
          <table:table-cell office:value-type="string">
            <text:p>Iron Will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string">
            <text:p>ATK</text:p>
          </table:table-cell>
          <table:table-cell office:value-type="string">
            <text:p>DEF MDF</text:p>
          </table:table-cell>
          <table:table-cell office:value-type="string">
            <text:p>AGI</text:p>
          </table:table-cell>
          <table:table-cell table:number-columns-repeated="3"/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string">
            <text:p>DEF</text:p>
          </table:table-cell>
          <table:table-cell office:value-type="string">
            <text:p>MDF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Brave Strike</text:p>
          </table:table-cell>
          <table:table-cell office:value-type="string">
            <text:p>Light Veil</text:p>
          </table:table-cell>
          <table:table-cell office:value-type="string">
            <text:p>Swift Combat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03/12/2021</text:date>, <text:time>14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3:41:17.36</meta:creation-date>
    <dc:date>2021-12-03T14:17:11.73</dc:date>
    <meta:editing-duration>PT5M4S</meta:editing-duration>
    <meta:editing-cycles>1</meta:editing-cycles>
    <meta:document-statistic meta:table-count="3" meta:cell-count="106" meta:object-count="0"/>
    <meta:generator>OpenOffice/4.1.10$Win32 OpenOffice.org_project/4110m2$Build-9807</meta:generator>
  </office:meta>
</office:document-meta>
</file>